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c962" officeooo:paragraph-rsid="000fc962" style:font-size-asian="13.1000003814697pt" style:font-size-complex="15pt"/>
    </style:style>
    <style:style style:name="P2" style:family="paragraph" style:parent-style-name="Standard">
      <style:text-properties fo:font-size="15pt" officeooo:rsid="0010c986" officeooo:paragraph-rsid="0010c986" style:font-size-asian="13.1000003814697pt" style:font-size-complex="15pt"/>
    </style:style>
    <style:style style:name="P3" style:family="paragraph" style:parent-style-name="Standard">
      <style:text-properties officeooo:paragraph-rsid="000fc962"/>
    </style:style>
    <style:style style:name="P4" style:family="paragraph" style:parent-style-name="Standard">
      <style:text-properties officeooo:paragraph-rsid="0010c986"/>
    </style:style>
    <style:style style:name="P5" style:family="paragraph" style:parent-style-name="Standard">
      <style:paragraph-properties fo:break-before="page"/>
      <style:text-properties fo:font-size="15pt" officeooo:rsid="000fc962" officeooo:paragraph-rsid="000fc962" style:font-size-asian="13.1000003814697pt" style:font-size-complex="15pt"/>
    </style:style>
    <style:style style:name="T1" style:family="text">
      <style:text-properties fo:font-size="15pt" officeooo:rsid="000fc962" style:font-size-asian="13.1000003814697pt" style:font-size-complex="15pt"/>
    </style:style>
    <style:style style:name="T2" style:family="text">
      <style:text-properties fo:font-size="15pt" officeooo:rsid="0010c986" style:font-size-asian="13.1000003814697pt" style:font-size-complex="15pt"/>
    </style:style>
    <style:style style:name="T3" style:family="text">
      <style:text-properties officeooo:rsid="0010c9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place Safety</text:p>
      <text:p text:style-name="P1"/>
      <text:p text:style-name="P1">1) What is safety?</text:p>
      <text:p text:style-name="P1"/>
      <text:p text:style-name="P1">- Safety is divided in three macro categories: Safe environment.</text:p>
      <text:p text:style-name="P1">Safe equipment, Safe procedures</text:p>
      <text:p text:style-name="P1"/>
      <text:p text:style-name="P1">- Definition: Policies and procedures to ensure the safety and health of employees within a workplace</text:p>
      <text:p text:style-name="P1"/>
      <text:p text:style-name="P1">- It involves hazard identification and control on the basis of standard procedures, safety training and education for employees</text:p>
      <text:p text:style-name="P1"/>
      <text:p text:style-name="P1">2) Who is responsible for it?</text:p>
      <text:p text:style-name="P1"/>
      <text:p text:style-name="P1">- Employers: responsibility to take every reasonable precaution for the safety of workers (Hazard identification, Risk analysis, safety education)</text:p>
      <text:p text:style-name="P3"><text:span text:style-name="T1">- Duty: comply with all regulations</text:span></text:p>
      <text:p text:style-name="P3"><text:span text:style-name="T1"><text:tab/> <text:s text:c="2"/>Develop and implement a safety policy</text:span></text:p>
      <text:p text:style-name="P3"><text:span text:style-name="T1"><text:tab/> <text:s text:c="2"/>Advice workers</text:span></text:p>
      <text:p text:style-name="P3"><text:span text:style-name="T1"/></text:p>
      <text:p text:style-name="P1">- Employees: safety is a personal responsibility</text:p>
      <text:p text:style-name="P1">- Duty: follow safety procedures</text:p>
      <text:p text:style-name="P1"><text:tab/> <text:s text:c="2"/>report</text:p>
      <text:p text:style-name="P1"><text:tab/> <text:s text:c="2"/>update their supervisor</text:p>
      <text:p text:style-name="P1"><text:tab/> <text:s text:c="2"/>wear the correct equipment</text:p>
      <text:p text:style-name="P1"/>
      <text:p text:style-name="P1">3) Key-Words</text:p>
      <text:p text:style-name="P1"/>
      <text:p text:style-name="P1">- Hazard: a source of potential damage, harm or adverse health effects</text:p>
      <text:p text:style-name="P1">- Risk: The probability/chance a hazard may occur</text:p>
      <text:p text:style-name="P1">- Injury</text:p>
      <text:p text:style-name="P1">- Risk assestment:</text:p>
      <text:p text:style-name="P1">Evaluating how likely it is that a hazard will harm someone? Identify the hazards and risk factors</text:p>
      <text:p text:style-name="P1">Analyse and evaluate the risk</text:p>
      <text:p text:style-name="P1">Determine appropriate ways to eliminate the hazard or minimize the risk</text:p>
      <text:p text:style-name="P5">4) Why is safety important?</text:p>
      <text:p text:style-name="P1"/>
      <text:p text:style-name="P1">- Health reason: All the workers desire to work in a safe and protected environment</text:p>
      <text:p text:style-name="P1"/>
      <text:p text:style-name="P1">- Business reason: A safe environment is a productive one (Higher quality, no distractions)</text:p>
      <text:p text:style-name="P1"/>
      <text:p text:style-name="P1"/>
      <text:p text:style-name="P1">5) Is it possible to eliminate hazards and risks?</text:p>
      <text:p text:style-name="P1"/>
      <text:p text:style-name="P1">- Not always possible, there exist various options to minimize it</text:p>
      <text:p text:style-name="P1"/>
      <text:p text:style-name="P1">- Eliminate Hazards</text:p>
      <text:p text:style-name="P1">- Substitution</text:p>
      <text:p text:style-name="P1">- Education</text:p>
      <text:p text:style-name="P1">- Isolation</text:p>
      <text:p text:style-name="P1"/>
      <text:p text:style-name="P1">- PPE (Personal Protective Equipment)</text:p>
      <text:p text:style-name="P1">It’s not a substitute for hazard control but the last safety option to be implemented</text:p>
      <text:p text:style-name="P1"/>
      <text:p text:style-name="P1"><text:tab/> <text:s text:c="2"/></text:p>
      <text:p text:style-name="P1">- <text:span text:style-name="T3">Label signs :</text:span></text:p>
      <text:p text:style-name="P1"/>
      <text:p text:style-name="P2">- Alert symbol</text:p>
      <text:p text:style-name="P2">- Signal word</text:p>
      <text:p text:style-name="P2">- Safety simbol</text:p>
      <text:p text:style-name="P2"/>
      <text:p text:style-name="P2">Colour: Seriously of the injury ( Red, orange, yellow, blue, green)<text:line-break/></text:p>
      <text:p text:style-name="P4"><text:span text:style-name="T2">Red = most hazardous situations (Danger)</text:span></text:p>
      <text:p text:style-name="P2">Orange = hazard that could result in death (Warning)</text:p>
      <text:p text:style-name="P2">Yellow = hazard that could result in moderate injury (Caution)</text:p>
      <text:p text:style-name="P2">Blue = used for convey security, sanitation and housekeeping rules (Notice)</text:p>
      <text:p text:style-name="P2">Green = safety procedures or similar (General safety)</text:p>
      <text:p text:style-name="P1"/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8T17:18:23.697000000</meta:creation-date>
    <dc:date>2020-01-08T17:38:47.391000000</dc:date>
    <meta:editing-duration>PT3M53S</meta:editing-duration>
    <meta:editing-cycles>1</meta:editing-cycles>
    <meta:document-statistic meta:table-count="0" meta:image-count="0" meta:object-count="0" meta:page-count="2" meta:paragraph-count="47" meta:word-count="325" meta:character-count="2033" meta:non-whitespace-character-count="1727"/>
    <meta:generator>LibreOffice/6.3.2.2$Windows_X86_64 LibreOffice_project/98b30e735bda24bc04ab42594c85f7fd8be07b9c</meta:generator>
  </office:meta>
</office:document-meta>
</file>